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h text:style-name="Heading_20_1" text:outline-level="1"><text:bookmark-start text:name="qa-the-one-where-youre-retrieving-process-variables"/>Q&amp;A The one where you’re Retrieving Process Variables<text:bookmark-end text:name="qa-the-one-where-youre-retrieving-process-variables"/></text:h>
      <text:p text:style-name="First_20_paragraph">You know there’s a process variable in your model, but you’re not sure what, or where, it is. So, how do you go about retrieving it? Turns out, we get this qquestion a lot. And there are a few ways of getting at the variable – if it even exists.</text:p>
      <text:h text:style-name="Heading_20_2" text:outline-level="2"><text:bookmark-start text:name="does-the-process-variable-even-exist"/>Does the process variable even exist?<text:bookmark-end text:name="does-the-process-variable-even-exist"/></text:h>
      <text:p text:style-name="First_20_paragraph">That’s really the first question to ask, isn’t it? Because if you attempt to retrieve, and then use, a process variable that doesn’t exist in the first place you’ll have a whole host of other problems that are worse than you started with.</text:p>
      <text:p text:style-name="Text_20_body">We previously covered how to handle a <text:a xlink:type="simple" xlink:href="https://camunda.com/blog/2021/11/qa-the-one-with-the-non-existent-variable/" office:name=""><text:span text:style-name="Definition">non-existent variable</text:span></text:a> so we won’t cover that again, but I encourage you to go back and read that post so you know how to solve that part of the problem as well.</text:p>
      <text:h text:style-name="Heading_20_2" text:outline-level="2"><text:bookmark-start text:name="so-the-variable-exists-but-how-do-we-get-at-it"/>So the variable exists, but how do we get at it?<text:bookmark-end text:name="so-the-variable-exists-but-how-do-we-get-at-it"/></text:h>
      <text:p text:style-name="First_20_paragraph">As I said in the beginning, there are several ways to go about this. First, you can get <text:span text:style-name="T1">all</text:span> the variables in the process and then go through them all looking for the one you want:</text:p>
      <text:p text:style-name="P1">const { Variables } = require("camunda-external-task-client-js");</text:p>
      <text:p text:style-name="P2"/>
      <text:p text:style-name="P3">client.subscribe("topicName", async function({ task, taskService }) {</text:p>
      <text:p text:style-name="P4">// Given:</text:p>
      <text:p text:style-name="P5">// {</text:p>
      <text:p text:style-name="P6">// <text:s text:c="3"/>score: { value: 5, type: "integer", valueInfo: {} }</text:p>
      <text:p text:style-name="P7">// <text:s text:c="3"/>isWinning: { value: false, type: "boolean", valueInfo: {} }</text:p>
      <text:p text:style-name="P8">// }</text:p>
      <text:p text:style-name="P9">const values = task.variables.getAll();</text:p>
      <text:p text:style-name="P10">console.log(values);</text:p>
      <text:p text:style-name="First_20_paragraph">Will print out:</text:p>
      <text:p text:style-name="P11">{ <text:s text:c="1"/>score: 5, isWinning: false }</text:p>
      <text:p text:style-name="First_20_paragraph">That will get you all the variables in the process and then you can go through them one at a time to get the one you want. That’s clearly not very efficient, especially if you plan on doing it a lot.</text:p>
      <text:p text:style-name="Text_20_body">But you can use much the same approach to get a single process variable:</text:p>
      <text:p text:style-name="P12">// Given:</text:p>
      <text:p text:style-name="P13">// score: { value: 5, type: "integer", valueInfo: {} }</text:p>
      <text:p text:style-name="P14">const score = variables.get("score");</text:p>
      <text:p text:style-name="P15">console.log(score);</text:p>
      <text:p text:style-name="First_20_paragraph">Will print out:</text:p>
      <text:p text:style-name="P16">5</text:p>
      <text:p text:style-name="First_20_paragraph">Again, you should be sure that the variable exists <text:span text:style-name="T1">before</text:span> you try this as doing this for a variable that <text:span text:style-name="T1">doesn’t</text:span> exists will result in a runtime error.</text:p>
      <text:h text:style-name="Heading_20_2" text:outline-level="2"><text:bookmark-start text:name="bonus-content-what-to-do-with-the-variable-once-you-have-it"/>Bonus content: what to do with the variable once you have it?<text:bookmark-end text:name="bonus-content-what-to-do-with-the-variable-once-you-have-it"/></text:h>
      <text:p text:style-name="First_20_paragraph">So now you’ve retrieved the variable, so what do you do with it? And then how do you put it <text:span text:style-name="T1">back</text:span> with the new value?</text:p>
      <text:p text:style-name="P17">// Given:</text:p>
      <text:p text:style-name="P18">// score: { value: 5, type: "integer", valueInfo: {} }</text:p>
      <text:p text:style-name="P19">var score = variables.get("score");</text:p>
      <text:p text:style-name="P20">console.log(score);</text:p>
      <text:p text:style-name="P21">score += 10;</text:p>
      <text:p text:style-name="P22">variables.set("score", { value: score, type: "integer", valueInfo: {} });</text:p>
      <text:p text:style-name="P23">console.log(variables.get("score"));</text:p>
      <text:p text:style-name="First_20_paragraph">Will output:</text:p>
      <text:p text:style-name="P24">5</text:p>
      <text:p text:style-name="P25">15</text:p>
      <text:p text:style-name="First_20_paragraph">As you can see, you retrieved the variable, changed it, put it back, and when you retrieved it a second time you got the changed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1</meta:generator>
    <dc:title/>
    <dc:description/>
    <dc:subject/>
    <meta:keyword/>
    <meta:initial-creator/>
    <dc:creator/>
    <meta:creation-date>2021-12-21T14:45:32Z</meta:creation-date>
    <dc:date>2021-12-21T14:45:32Z</dc:date>
  </office:meta>
</office:document-meta>
</file>